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1.637cm" fo:min-width="1.387cm"/>
      <style:paragraph-properties style:writing-mode="lr-tb"/>
    </style:style>
    <style:style style:name="gr2" style:family="graphic" style:parent-style-name="standard">
      <style:graphic-properties draw:fill="gradient" draw:fill-color="#729fcf" draw:fill-gradient-name="Gradient_20_2" draw:textarea-horizontal-align="justify" draw:textarea-vertical-align="middle" draw:auto-grow-height="false" fo:min-height="1.637cm" fo:min-width="1.387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7cm" fo:min-width="0.947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2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667cm" svg:height="2.667cm" svg:x="14.335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" draw:id="id1" draw:layer="layout" svg:width="2.667cm" svg:height="2.667cm" svg:x="14.335cm" svg:y="3.032cm">
            <text:p text:style-name="P2">S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2.667cm" svg:height="2.667cm" svg:x="10.144cm" svg:y="7.223cm">
            <text:p text:style-name="P2">S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2.667cm" svg:height="2.667cm" svg:x="18.145cm" svg:y="7.223cm">
            <text:p text:style-name="P2">S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2.667cm" svg:height="2.667cm" svg:x="14.208cm" svg:y="11.668cm">
            <text:p text:style-name="P2">S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curve" svg:x1="14.335cm" svg:y1="4.366cm" svg:x2="11.478cm" svg:y2="7.223cm" draw:start-shape="id1" draw:start-glue-point="6" draw:end-shape="id2" draw:end-glue-point="4" svg:d="M14335 4366c-1905 0-2857 952-2857 2857" svg:viewBox="0 0 2858 2858">
            <text:p text:style-name="P2"/>
          </draw:connector>
          <draw:connector draw:style-name="gr3" draw:text-style-name="P4" draw:layer="layout" draw:type="curve" draw:line-skew="1.016cm" svg:x1="12.421cm" svg:y1="7.613cm" svg:x2="14.725cm" svg:y2="5.309cm" draw:start-shape="id2" draw:start-glue-point="11" draw:end-shape="id1" draw:end-glue-point="7" svg:d="M12421 7613c0-204 2304 948 2304-2304" svg:viewBox="0 0 2305 2344">
            <text:p text:style-name="P2"/>
          </draw:connector>
          <draw:custom-shape draw:style-name="gr4" draw:text-style-name="P5" draw:layer="layout" svg:width="2.159cm" svg:height="2.159cm" svg:x="14.589cm" svg:y="3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4" draw:layer="layout" draw:type="curve" svg:x1="11.478cm" svg:y1="9.89cm" svg:x2="14.208cm" svg:y2="13.002cm" draw:start-shape="id2" draw:start-glue-point="8" draw:end-shape="id3" draw:end-glue-point="6" svg:d="M11478 9890c0 2075 910 3112 2730 3112" svg:viewBox="0 0 2731 3113">
            <text:p/>
          </draw:connector>
          <draw:connector draw:style-name="gr3" draw:text-style-name="P4" draw:layer="layout" draw:type="curve" draw:line-skew="1.178cm" svg:x1="14.598cm" svg:y1="12.058cm" svg:x2="12.811cm" svg:y2="8.557cm" draw:start-shape="id3" draw:start-glue-point="5" draw:end-shape="id2" draw:end-glue-point="10" svg:d="M14598 12058c133 0 1027-3501-1787-3501" svg:viewBox="0 0 2027 3502">
            <text:p/>
          </draw:connector>
          <draw:connector draw:style-name="gr3" draw:text-style-name="P4" draw:layer="layout" draw:type="curve" draw:line-skew="-1.204cm" svg:x1="16.485cm" svg:y1="12.058cm" svg:x2="18.145cm" svg:y2="8.557cm" draw:start-shape="id3" draw:start-glue-point="11" draw:end-shape="id4" draw:end-glue-point="6" svg:d="M16485 12058c-268 0-1098-3501 1660-3501" svg:viewBox="0 0 1989 3502">
            <text:p/>
          </draw:connector>
          <draw:connector draw:style-name="gr3" draw:text-style-name="P4" draw:layer="layout" draw:type="curve" svg:x1="19.479cm" svg:y1="9.89cm" svg:x2="16.875cm" svg:y2="13.002cm" draw:start-shape="id4" draw:start-glue-point="8" draw:end-shape="id3" draw:end-glue-point="10" svg:d="M19479 9890c0 2075-868 3112-2604 3112" svg:viewBox="0 0 2605 3113">
            <text:p/>
          </draw:connector>
          <draw:connector draw:style-name="gr3" draw:text-style-name="P4" draw:layer="layout" draw:type="curve" draw:line-skew="1.016cm" svg:x1="18.535cm" svg:y1="7.613cm" svg:x2="16.612cm" svg:y2="5.309cm" draw:start-shape="id4" draw:start-glue-point="5" draw:end-shape="id1" draw:end-glue-point="9" svg:d="M18535 7613c0-204-1923 948-1923-2304" svg:viewBox="0 0 1924 2344">
            <text:p/>
          </draw:connector>
          <draw:connector draw:style-name="gr3" draw:text-style-name="P4" draw:layer="layout" draw:type="curve" svg:x1="17.002cm" svg:y1="4.366cm" svg:x2="19.479cm" svg:y2="7.223cm" draw:start-shape="id1" draw:start-glue-point="10" draw:end-shape="id4" draw:end-glue-point="4" svg:d="M17002 4366c1652 0 2477 952 2477 2857" svg:viewBox="0 0 2478 2858">
            <text:p/>
          </draw:connector>
          <draw:frame draw:style-name="gr5" draw:text-style-name="P7" draw:layer="layout" svg:width="1.27cm" svg:height="0.839cm" svg:x="11.795cm" svg:y="3.971cm">
            <draw:text-box>
              <text:p text:style-name="P6"><text:span text:style-name="T1">a</text:span></text:p>
            </draw:text-box>
          </draw:frame>
          <draw:frame draw:style-name="gr5" draw:text-style-name="P7" draw:layer="layout" svg:width="1.27cm" svg:height="0.839cm" svg:x="13.319cm" svg:y="6.511cm">
            <draw:text-box>
              <text:p text:style-name="P6"><text:span text:style-name="T1">a</text:span></text:p>
            </draw:text-box>
          </draw:frame>
          <draw:frame draw:style-name="gr5" draw:text-style-name="P7" draw:layer="layout" svg:width="1.27cm" svg:height="0.839cm" svg:x="15.605cm" svg:y="9.001cm">
            <draw:text-box>
              <text:p text:style-name="P6"><text:span text:style-name="T1">a</text:span></text:p>
            </draw:text-box>
          </draw:frame>
          <draw:frame draw:style-name="gr5" draw:text-style-name="P7" draw:layer="layout" svg:width="1.27cm" svg:height="0.839cm" svg:x="18.145cm" svg:y="11.414cm">
            <draw:text-box>
              <text:p text:style-name="P6"><text:span text:style-name="T1">a</text:span></text:p>
            </draw:text-box>
          </draw:frame>
          <draw:frame draw:style-name="gr5" draw:text-style-name="P7" draw:layer="layout" svg:width="1.27cm" svg:height="0.839cm" svg:x="18.145cm" svg:y="3.844cm">
            <draw:text-box>
              <text:p text:style-name="P6"><text:span text:style-name="T1">b</text:span></text:p>
            </draw:text-box>
          </draw:frame>
          <draw:frame draw:style-name="gr5" draw:text-style-name="P7" draw:layer="layout" svg:width="1.27cm" svg:height="0.839cm" svg:x="16.621cm" svg:y="6.207cm">
            <draw:text-box>
              <text:p text:style-name="P6"><text:span text:style-name="T1">b</text:span></text:p>
            </draw:text-box>
          </draw:frame>
          <draw:frame draw:style-name="gr5" draw:text-style-name="P7" draw:layer="layout" svg:width="1.27cm" svg:height="0.839cm" svg:x="13.573cm" svg:y="9.051cm">
            <draw:text-box>
              <text:p text:style-name="P6"><text:span text:style-name="T1">b</text:span></text:p>
            </draw:text-box>
          </draw:frame>
          <draw:frame draw:style-name="gr5" draw:text-style-name="P7" draw:layer="layout" svg:width="1.27cm" svg:height="0.839cm" svg:x="11.922cm" svg:y="11.21cm">
            <draw:text-box>
              <text:p text:style-name="P6"><text:span text:style-name="T1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d700" draw:end-color="#ffd7d7" draw:start-intensity="100%" draw:end-intensity="100%" draw:angle="300" draw:border="0%"/>
    <draw:gradient draw:name="Gradient_20_2" draw:display-name="Gradient 2" draw:style="linear" draw:start-color="#ffd700" draw:end-color="#00ff00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3:14:16.837032288</meta:creation-date>
    <dc:date>2021-09-25T13:53:37.015622101</dc:date>
    <meta:editing-duration>PT29M20S</meta:editing-duration>
    <meta:editing-cycles>1</meta:editing-cycles>
    <meta:document-statistic meta:object-count="23"/>
    <meta:generator>LibreOffice/6.4.7.2$Linux_X86_64 LibreOffice_project/40$Build-2</meta:generator>
  </office:meta>
</office:document-meta>
</file>